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erif CJK JP Black" svg:font-family="'Noto Serif CJK JP Black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24.55cm" fo:min-width="13.8cm"/>
    </style:style>
    <style:style style:name="gr2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1.216cm" fo:min-width="6.775cm"/>
    </style:style>
    <style:style style:name="gr3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.915cm" fo:min-width="3.177cm"/>
    </style:style>
    <style:style style:name="gr4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.915cm" fo:min-width="4.041cm"/>
    </style:style>
    <style:style style:name="gr5" style:family="graphic" style:parent-style-name="standard">
      <style:graphic-properties svg:stroke-width="0.1cm" svg:stroke-color="#ffffff" draw:marker-start-width="0.5cm" draw:marker-end-width="0.5cm" draw:fill-color="#000000" draw:textarea-horizontal-align="justify" draw:textarea-vertical-align="middle" draw:auto-grow-height="false" fo:min-height="0.85cm" fo:min-width="2.6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.915cm" fo:min-width="4.011cm"/>
    </style:style>
    <style:style style:name="gr7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.915cm" fo:min-width="4.273cm"/>
    </style:style>
    <style:style style:name="gr8" style:family="graphic" style:parent-style-name="standard">
      <style:graphic-properties svg:stroke-color="#00a65d" draw:fill-color="#00a65d" draw:textarea-horizontal-align="justify" draw:textarea-vertical-align="middle" draw:auto-grow-height="false" fo:min-height="0.95cm" fo:min-width="3.9cm"/>
    </style:style>
    <style:style style:name="gr9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.915cm" fo:min-width="3.812cm"/>
    </style:style>
    <style:style style:name="gr10" style:family="graphic" style:parent-style-name="standard">
      <style:graphic-properties svg:stroke-width="0.1cm" svg:stroke-color="#ffffff" draw:marker-start-width="0.5cm" draw:marker-end-width="0.5cm" draw:fill-color="#000000" draw:textarea-horizontal-align="justify" draw:textarea-vertical-align="middle" draw:auto-grow-height="false" fo:min-height="0.85cm" fo:min-width="3.275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3465a4" draw:marker-start-width="0.5cm" draw:marker-end-width="0.5cm" draw:fill-color="#ffffff" draw:textarea-horizontal-align="justify" draw:textarea-vertical-align="middle" draw:auto-grow-height="false" fo:min-height="4.912cm" fo:min-width="4.662cm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3465a4" draw:marker-start-width="0.5cm" draw:marker-end-width="0.5cm" draw:fill-color="#ffffff" draw:textarea-horizontal-align="justify" draw:textarea-vertical-align="middle" draw:auto-grow-height="false" fo:min-height="3.822cm" fo:min-width="3.643cm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3465a4" draw:marker-start-width="0.5cm" draw:marker-end-width="0.5cm" draw:fill-color="#ffffff" draw:textarea-horizontal-align="justify" draw:textarea-vertical-align="middle" draw:auto-grow-height="false" fo:min-height="2.762cm" fo:min-width="2.512cm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3465a4" draw:marker-start-width="0.5cm" draw:marker-end-width="0.5cm" draw:fill-color="#ffffff" draw:textarea-horizontal-align="justify" draw:textarea-vertical-align="middle" draw:auto-grow-height="false" fo:min-height="1.772cm" fo:min-width="1.522cm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3465a4" draw:marker-start-width="0.5cm" draw:marker-end-width="0.5cm" draw:fill-color="#ffffff" draw:textarea-horizontal-align="justify" draw:textarea-vertical-align="middle" draw:auto-grow-height="false" fo:min-height="0.852cm" fo:min-width="0.674cm" fo:padding-top="0.175cm" fo:padding-bottom="0.175cm" fo:padding-left="0.3cm" fo:padding-right="0.3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.915cm" fo:min-width="0.552cm"/>
    </style:style>
    <style:style style:name="gr18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.915cm" fo:min-width="0.895cm"/>
    </style:style>
    <style:style style:name="gr19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.915cm" fo:min-width="1.238cm"/>
    </style:style>
    <style:style style:name="gr20" style:family="graphic" style:parent-style-name="standard">
      <style:graphic-properties svg:stroke-color="#ef413d" draw:fill-color="#ef413d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svg:stroke-color="#000000" draw:fill-color="#000000" draw:textarea-horizontal-align="justify" draw:textarea-vertical-align="middle" draw:auto-grow-height="false" fo:min-height="7.75cm" fo:min-width="13.2cm"/>
    </style:style>
    <style:style style:name="gr22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1.216cm" fo:min-width="7.622cm"/>
    </style:style>
    <style:style style:name="gr23" style:family="graphic" style:parent-style-name="standard">
      <style:graphic-properties svg:stroke-color="#00a65d" draw:fill-color="#00a65d" draw:textarea-horizontal-align="justify" draw:textarea-vertical-align="middle" draw:auto-grow-height="false" fo:min-height="1.05cm" fo:min-width="2.6cm"/>
    </style:style>
    <style:style style:name="gr24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1.114cm" fo:min-width="1.551cm"/>
    </style:style>
    <style:style style:name="gr25" style:family="graphic" style:parent-style-name="standard">
      <style:graphic-properties svg:stroke-color="#00a65d" draw:fill-color="#00a65d" draw:textarea-horizontal-align="justify" draw:textarea-vertical-align="middle" draw:auto-grow-height="false" fo:min-height="1.05cm" fo:min-width="3.3cm"/>
    </style:style>
    <style:style style:name="gr26" style:family="graphic" style:parent-style-name="standard">
      <style:graphic-properties draw:stroke="none" draw:fill="none" fo:min-height="0.915cm"/>
    </style:style>
    <style:style style:name="gr27" style:family="graphic" style:parent-style-name="standard">
      <style:graphic-properties svg:stroke-color="#000000" draw:fill-color="#000000" draw:textarea-horizontal-align="justify" draw:textarea-vertical-align="middle" draw:auto-grow-height="false" fo:min-height="21.15cm" fo:min-width="14.1cm"/>
    </style:style>
    <style:style style:name="gr28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.915cm" fo:min-width="4.447cm"/>
    </style:style>
    <style:style style:name="gr29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.915cm" fo:min-width="5.311cm"/>
    </style:style>
    <style:style style:name="gr30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.915cm" fo:min-width="5.281cm"/>
    </style:style>
    <style:style style:name="gr31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.915cm" fo:min-width="5.543cm"/>
    </style:style>
    <style:style style:name="gr32" style:family="graphic" style:parent-style-name="standard">
      <style:graphic-properties svg:stroke-width="0.1cm" svg:stroke-color="#3465a4" draw:marker-start-width="0.5cm" draw:marker-end-width="0.5cm" draw:fill-color="#ffffff" draw:textarea-horizontal-align="justify" draw:textarea-vertical-align="middle" draw:auto-grow-height="false" fo:min-height="4.812cm" fo:min-width="4.562cm" fo:padding-top="0.175cm" fo:padding-bottom="0.175cm" fo:padding-left="0.3cm" fo:padding-right="0.3cm"/>
    </style:style>
    <style:style style:name="gr33" style:family="graphic" style:parent-style-name="standard">
      <style:graphic-properties svg:stroke-color="#000000" draw:fill-color="#000000" draw:textarea-horizontal-align="justify" draw:textarea-vertical-align="middle" draw:auto-grow-height="false" fo:min-height="18.25cm" fo:min-width="13.7cm"/>
    </style:style>
    <style:style style:name="gr34" style:family="graphic" style:parent-style-name="standard">
      <style:graphic-properties svg:stroke-color="#ffffff" draw:fill-color="#ffffff" draw:textarea-horizontal-align="justify" draw:textarea-vertical-align="middle" draw:auto-grow-height="false" fo:min-height="10.55cm" fo:min-width="11.3cm"/>
    </style:style>
    <style:style style:name="gr35" style:family="graphic" style:parent-style-name="standard">
      <style:graphic-properties svg:stroke-width="0.1cm" svg:stroke-color="#b2b2b2" draw:marker-start-width="0.5cm" draw:marker-end-width="0.5cm" draw:fill-color="#dddddd" draw:textarea-horizontal-align="justify" draw:textarea-vertical-align="middle" draw:auto-grow-height="false" fo:min-height="10.55cm" fo:min-width="0.2cm" fo:padding-top="0.175cm" fo:padding-bottom="0.175cm" fo:padding-left="0.3cm" fo:padding-right="0.3cm"/>
    </style:style>
    <style:style style:name="gr36" style:family="graphic" style:parent-style-name="standard">
      <style:graphic-properties svg:stroke-width="0.1cm" svg:stroke-color="#b2b2b2" draw:marker-start-width="0.5cm" draw:marker-end-width="0.5cm" draw:fill-color="#999999" draw:textarea-horizontal-align="justify" draw:textarea-vertical-align="middle" draw:auto-grow-height="false" fo:min-height="1.55cm" fo:min-width="0.1cm" fo:padding-top="0.175cm" fo:padding-bottom="0.175cm" fo:padding-left="0.3cm" fo:padding-right="0.3cm"/>
    </style:style>
    <style:style style:name="gr37" style:family="graphic" style:parent-style-name="objectwithoutfill">
      <style:graphic-properties svg:stroke-color="#1c1c1c" draw:fill="none" draw:fill-color="#b2b2b2" draw:textarea-vertical-align="middle"/>
    </style:style>
    <style:style style:name="gr38" style:family="graphic" style:parent-style-name="standard">
      <style:graphic-properties svg:stroke-width="0.1cm" svg:stroke-color="#b2b2b2" draw:marker-start-width="0.5cm" draw:marker-end-width="0.5cm" draw:fill-color="#999999" draw:textarea-horizontal-align="justify" draw:textarea-vertical-align="middle" draw:auto-grow-height="false" fo:min-height="0.25cm" fo:min-width="0.1cm" fo:padding-top="0.175cm" fo:padding-bottom="0.175cm" fo:padding-left="0.3cm" fo:padding-right="0.3cm"/>
    </style:style>
    <style:style style:name="gr39" style:family="graphic" style:parent-style-name="standard">
      <style:graphic-properties svg:stroke-color="#1c1c1c" draw:fill-color="#000000" draw:textarea-horizontal-align="justify" draw:textarea-vertical-align="middle" draw:auto-grow-height="false" fo:min-height="0cm" fo:min-width="0cm"/>
    </style:style>
    <style:style style:name="gr40" style:family="graphic" style:parent-style-name="standard">
      <style:graphic-properties svg:stroke-color="#1c1c1c" draw:fill-color="#000000" draw:textarea-horizontal-align="justify" draw:textarea-vertical-align="middle" draw:auto-grow-height="false" fo:min-height="0.05cm" fo:min-width="0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 draw:fill-color="#ffffff"/>
      <style:text-properties fo:color="#ffffff" style:font-name="Noto Serif CJK JP Black" fo:font-size="24pt" style:font-name-asian="Noto Serif CJK JP Black" style:font-size-asian="24pt" style:font-size-complex="24pt"/>
    </style:style>
    <style:style style:name="P3" style:family="paragraph">
      <loext:graphic-properties draw:fill="none" draw:fill-color="#ffffff"/>
      <style:text-properties fo:color="#ffffff" style:font-name="Noto Serif CJK JP Black" fo:font-size="18pt" style:font-name-asian="Noto Serif CJK JP Black" style:font-size-asian="18pt" style:font-size-complex="18pt"/>
    </style:style>
    <style:style style:name="P4" style:family="paragraph">
      <loext:graphic-properties draw:fill-color="#00a65d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color="#ffffff" style:font-name="Noto Serif CJK JP Black" fo:font-size="16pt" style:font-name-asian="Noto Serif CJK JP Black" style:font-size-asian="16pt" style:font-size-complex="16pt"/>
    </style:style>
    <style:style style:name="P8" style:family="paragraph">
      <loext:graphic-properties draw:fill-color="#ef413d"/>
      <style:paragraph-properties fo:text-align="center"/>
    </style:style>
    <style:style style:name="P9" style:family="paragraph">
      <loext:graphic-properties draw:fill="none" draw:fill-color="#ffffff"/>
      <style:text-properties fo:color="#000000" style:font-name="Noto Serif CJK JP Black" fo:font-size="22pt" style:font-name-asian="Noto Serif CJK JP Black" style:font-size-asian="22pt" style:font-size-complex="22pt"/>
    </style:style>
    <style:style style:name="P10" style:family="paragraph">
      <loext:graphic-properties draw:fill="none"/>
      <style:text-properties fo:font-size="18pt" style:font-size-asian="18pt" style:font-size-complex="18pt"/>
    </style:style>
    <style:style style:name="P11" style:family="paragraph">
      <loext:graphic-properties draw:fill-color="#dddddd"/>
      <style:paragraph-properties fo:text-align="center"/>
    </style:style>
    <style:style style:name="P12" style:family="paragraph">
      <loext:graphic-properties draw:fill-color="#999999"/>
      <style:paragraph-properties fo:text-align="center"/>
    </style:style>
    <style:style style:name="P13" style:family="paragraph">
      <loext:graphic-properties draw:fill="none" draw:fill-color="#b2b2b2"/>
      <style:paragraph-properties fo:text-align="center"/>
    </style:style>
    <style:style style:name="T1" style:family="text">
      <style:text-properties fo:color="#ffffff" style:font-name="Noto Serif CJK JP Black" fo:font-size="24pt" style:font-name-asian="Noto Serif CJK JP Black" style:font-size-asian="24pt" style:font-size-complex="24pt"/>
    </style:style>
    <style:style style:name="T2" style:family="text">
      <style:text-properties fo:color="#ffffff" style:font-name="Noto Serif CJK JP Black" fo:font-size="18pt" style:font-name-asian="Noto Serif CJK JP Black" style:font-size-asian="18pt" style:font-size-complex="18pt"/>
    </style:style>
    <style:style style:name="T3" style:family="text">
      <style:text-properties fo:color="#ffffff" style:font-name="Noto Serif CJK JP Black" fo:font-size="16pt" style:font-name-asian="Noto Serif CJK JP Black" style:font-size-asian="16pt" style:font-size-complex="16pt"/>
    </style:style>
    <style:style style:name="T4" style:family="text">
      <style:text-properties fo:color="#ffffff" style:font-name="Noto Serif CJK JP Black" fo:font-size="22pt" style:font-name-asian="Noto Serif CJK JP Black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14.3cm" svg:height="24.8cm" svg:x="16cm" svg:y="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7.275cm" svg:height="1.466cm" svg:x="19.825cm" svg:y="2.734cm">
          <draw:text-box>
            <text:p><text:span text:style-name="T1">静平衡仪测试界面</text:span></text:p>
          </draw:text-box>
        </draw:frame>
        <draw:frame draw:style-name="gr3" draw:text-style-name="P3" draw:layer="layout" svg:width="3.677cm" svg:height="1.165cm" svg:x="16.425cm" svg:y="13.134cm">
          <draw:text-box>
            <text:p><text:span text:style-name="T2">砂轮情况：</text:span></text:p>
          </draw:text-box>
        </draw:frame>
        <draw:frame draw:style-name="gr4" draw:text-style-name="P3" draw:layer="layout" svg:width="4.541cm" svg:height="1.165cm" svg:x="19.126cm" svg:y="14.435cm">
          <draw:text-box>
            <text:p><text:span text:style-name="T2">砂轮重量</text:span><text:span text:style-name="T2">(w):</text:span></text:p>
          </draw:text-box>
        </draw:frame>
        <draw:custom-shape draw:style-name="gr5" draw:text-style-name="P1" draw:layer="layout" svg:width="3.2cm" svg:height="1.2cm" svg:x="23.9cm" svg:y="14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3" draw:layer="layout" svg:width="4.511cm" svg:height="1.165cm" svg:x="19.151cm" svg:y="16.361cm">
          <draw:text-box>
            <text:p><text:span text:style-name="T2">平 <text:s text:c="2"/>衡 <text:s/>值</text:span><text:span text:style-name="T2">(g):</text:span></text:p>
          </draw:text-box>
        </draw:frame>
        <draw:custom-shape draw:style-name="gr5" draw:text-style-name="P1" draw:layer="layout" svg:width="3.2cm" svg:height="1.2cm" svg:x="23.925cm" svg:y="16.3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3" draw:layer="layout" svg:width="4.773cm" svg:height="1.165cm" svg:x="19.151cm" svg:y="18.361cm">
          <draw:text-box>
            <text:p><text:span text:style-name="T2">重 <text:s text:c="2"/>点 <text:s/>角 <text:s/>度：</text:span></text:p>
          </draw:text-box>
        </draw:frame>
        <draw:custom-shape draw:style-name="gr5" draw:text-style-name="P1" draw:layer="layout" svg:width="3.2cm" svg:height="1.2cm" svg:x="23.925cm" svg:y="18.3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4.4cm" svg:height="1.2cm" svg:x="22.7cm" svg:y="2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3" draw:layer="layout" svg:width="4.312cm" svg:height="1.165cm" svg:x="22.8cm" svg:y="22.735cm">
          <draw:text-box>
            <text:p><text:span text:style-name="T2">输入砂轮直径</text:span></text:p>
          </draw:text-box>
        </draw:frame>
        <draw:custom-shape draw:style-name="gr10" draw:text-style-name="P1" draw:layer="layout" svg:width="3.875cm" svg:height="1.2cm" svg:x="17.625cm" svg:y="22.6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7.3cm" svg:height="7.3cm" svg:x="19.6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5.999cm" svg:height="5.9cm" svg:x="20.301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4.4cm" svg:height="4.4cm" svg:x="21.1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draw:layer="layout" svg:width="3cm" svg:height="3cm" svg:x="21.8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5" draw:layer="layout" svg:width="1.8cm" svg:height="1.7cm" svg:x="22.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6" draw:layer="layout" svg:x1="23.3cm" svg:y1="5cm" svg:x2="23.3cm" svg:y2="12.3cm">
          <text:p/>
        </draw:line>
        <draw:line draw:style-name="gr16" draw:text-style-name="P6" draw:layer="layout" svg:x1="19.6cm" svg:y1="8.7cm" svg:x2="26.8cm" svg:y2="8.7cm">
          <text:p/>
        </draw:line>
        <draw:line draw:style-name="gr16" draw:text-style-name="P6" draw:layer="layout" svg:x1="20.7cm" svg:y1="6.1cm" svg:x2="25.957cm" svg:y2="11.343cm">
          <text:p/>
        </draw:line>
        <draw:line draw:style-name="gr16" draw:text-style-name="P6" draw:layer="layout" svg:x1="25.837cm" svg:y1="6.118cm" svg:x2="20.7cm" svg:y2="11.4cm">
          <text:p/>
        </draw:line>
        <draw:frame draw:style-name="gr17" draw:text-style-name="P7" draw:layer="layout" svg:width="1.052cm" svg:height="1.165cm" svg:x="22.9cm" svg:y="3.935cm">
          <draw:text-box>
            <text:p><text:span text:style-name="T3">0°</text:span></text:p>
          </draw:text-box>
        </draw:frame>
        <draw:frame draw:style-name="gr18" draw:text-style-name="P7" draw:layer="layout" svg:width="1.395cm" svg:height="1.165cm" svg:x="26.2cm" svg:y="5.036cm">
          <draw:text-box>
            <text:p><text:span text:style-name="T3">45°</text:span></text:p>
          </draw:text-box>
        </draw:frame>
        <draw:line draw:style-name="gr16" draw:text-style-name="P6" draw:layer="layout" svg:x1="24.673cm" svg:y1="5.353cm" svg:x2="21.866cm" svg:y2="12.165cm">
          <text:p/>
        </draw:line>
        <draw:line draw:style-name="gr16" draw:text-style-name="P6" draw:layer="layout" svg:x1="26.661cm" svg:y1="7.322cm" svg:x2="19.877cm" svg:y2="10.196cm">
          <text:p/>
        </draw:line>
        <draw:line draw:style-name="gr16" draw:text-style-name="P6" draw:layer="layout" svg:x1="19.871cm" svg:y1="7.329cm" svg:x2="26.6cm" svg:y2="10.1cm">
          <text:p/>
        </draw:line>
        <draw:line draw:style-name="gr16" draw:text-style-name="P6" draw:layer="layout" svg:x1="21.827cm" svg:y1="5.328cm" svg:x2="24.832cm" svg:y2="12.117cm">
          <text:p/>
        </draw:line>
        <draw:frame draw:style-name="gr18" draw:text-style-name="P7" draw:layer="layout" svg:width="1.395cm" svg:height="1.165cm" svg:x="26.801cm" svg:y="8.137cm">
          <draw:text-box>
            <text:p><text:span text:style-name="T3">90°</text:span></text:p>
          </draw:text-box>
        </draw:frame>
        <draw:frame draw:style-name="gr19" draw:text-style-name="P7" draw:layer="layout" svg:width="1.738cm" svg:height="1.165cm" svg:x="25.902cm" svg:y="11.038cm">
          <draw:text-box>
            <text:p><text:span text:style-name="T3">135°</text:span></text:p>
          </draw:text-box>
        </draw:frame>
        <draw:frame draw:style-name="gr19" draw:text-style-name="P7" draw:layer="layout" svg:width="1.738cm" svg:height="1.165cm" svg:x="22.602cm" svg:y="12.239cm">
          <draw:text-box>
            <text:p><text:span text:style-name="T3">180°</text:span></text:p>
          </draw:text-box>
        </draw:frame>
        <draw:frame draw:style-name="gr19" draw:text-style-name="P7" draw:layer="layout" svg:width="1.738cm" svg:height="1.165cm" svg:x="19.402cm" svg:y="11.34cm">
          <draw:text-box>
            <text:p><text:span text:style-name="T3">225°</text:span></text:p>
          </draw:text-box>
        </draw:frame>
        <draw:frame draw:style-name="gr19" draw:text-style-name="P7" draw:layer="layout" svg:width="1.738cm" svg:height="1.165cm" svg:x="18.002cm" svg:y="8.141cm">
          <draw:text-box>
            <text:p><text:span text:style-name="T3">270°</text:span></text:p>
          </draw:text-box>
        </draw:frame>
        <draw:frame draw:style-name="gr19" draw:text-style-name="P7" draw:layer="layout" svg:width="1.738cm" svg:height="1.165cm" svg:x="19.202cm" svg:y="5.342cm">
          <draw:text-box>
            <text:p><text:span text:style-name="T3">315°</text:span></text:p>
          </draw:text-box>
        </draw:frame>
        <draw:custom-shape draw:style-name="gr20" draw:text-style-name="P8" draw:layer="layout" svg:width="0.2cm" svg:height="0.2cm" svg:x="25.2cm" svg:y="8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4.773cm" svg:height="1.165cm" svg:x="19.152cm" svg:y="20.362cm">
          <draw:text-box>
            <text:p><text:span text:style-name="T2">数 <text:s text:c="8"/>量</text:span><text:span text:style-name="T2">(j):</text:span></text:p>
          </draw:text-box>
        </draw:frame>
        <draw:custom-shape draw:style-name="gr5" draw:text-style-name="P1" draw:layer="layout" svg:width="3.2cm" svg:height="1.2cm" svg:x="23.925cm" svg:y="20.4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13.7cm" svg:height="8cm" svg:x="0.9cm" svg:y="10.3cm">
          <text:p/>
          <draw:enhanced-geometry svg:viewBox="0 0 21600 21600" draw:type="rectangle" draw:enhanced-path="M 0 0 L 21600 0 21600 21600 0 21600 0 0 Z N"/>
        </draw:custom-shape>
        <draw:frame draw:style-name="gr22" draw:text-style-name="P2" draw:layer="layout" svg:width="8.122cm" svg:height="1.466cm" svg:x="3.626cm" svg:y="10.734cm">
          <draw:text-box>
            <text:p><text:span text:style-name="T1">静平衡仪主控制界面</text:span></text:p>
          </draw:text-box>
        </draw:frame>
        <draw:custom-shape draw:style-name="gr23" draw:text-style-name="P4" draw:layer="layout" svg:width="3.1cm" svg:height="1.3cm" svg:x="2cm" svg:y="14.5cm">
          <text:p/>
          <draw:enhanced-geometry svg:viewBox="0 0 21600 21600" draw:type="rectangle" draw:enhanced-path="M 0 0 L 21600 0 21600 21600 0 21600 0 0 Z N"/>
        </draw:custom-shape>
        <draw:frame draw:style-name="gr24" draw:text-style-name="P9" draw:layer="layout" svg:width="2.051cm" svg:height="1.364cm" svg:x="2.5cm" svg:y="14.436cm">
          <draw:text-box>
            <text:p><text:span text:style-name="T4">测试</text:span></text:p>
          </draw:text-box>
        </draw:frame>
        <draw:custom-shape draw:style-name="gr23" draw:text-style-name="P4" draw:layer="layout" svg:width="3.1cm" svg:height="1.3cm" svg:x="6.2cm" svg:y="14.501cm">
          <text:p/>
          <draw:enhanced-geometry svg:viewBox="0 0 21600 21600" draw:type="rectangle" draw:enhanced-path="M 0 0 L 21600 0 21600 21600 0 21600 0 0 Z N"/>
        </draw:custom-shape>
        <draw:frame draw:style-name="gr24" draw:text-style-name="P9" draw:layer="layout" svg:width="2.051cm" svg:height="1.364cm" svg:x="6.7cm" svg:y="14.437cm">
          <draw:text-box>
            <text:p><text:span text:style-name="T4">校准</text:span></text:p>
          </draw:text-box>
        </draw:frame>
        <draw:custom-shape draw:style-name="gr23" draw:text-style-name="P4" draw:layer="layout" svg:width="3.1cm" svg:height="1.3cm" svg:x="10.3cm" svg:y="14.502cm">
          <text:p/>
          <draw:enhanced-geometry svg:viewBox="0 0 21600 21600" draw:type="rectangle" draw:enhanced-path="M 0 0 L 21600 0 21600 21600 0 21600 0 0 Z N"/>
        </draw:custom-shape>
        <draw:frame draw:style-name="gr24" draw:text-style-name="P9" draw:layer="layout" svg:width="2.051cm" svg:height="1.364cm" svg:x="10.8cm" svg:y="14.438cm">
          <draw:text-box>
            <text:p><text:span text:style-name="T4">统计</text:span></text:p>
          </draw:text-box>
        </draw:frame>
        <draw:custom-shape draw:style-name="gr25" draw:text-style-name="P4" draw:layer="layout" svg:width="3.8cm" svg:height="1.3cm" svg:x="17.7cm" svg:y="24.9cm">
          <text:p/>
          <draw:enhanced-geometry svg:viewBox="0 0 21600 21600" draw:type="rectangle" draw:enhanced-path="M 0 0 L 21600 0 21600 21600 0 21600 0 0 Z N"/>
        </draw:custom-shape>
        <draw:frame draw:style-name="gr26" draw:text-style-name="P10" draw:layer="layout" svg:width="3.774cm" svg:height="1.165cm" svg:x="17.826cm" svg:y="24.967cm">
          <draw:text-box>
            <text:p><text:span text:style-name="T2">开 始 测 试</text:span></text:p>
          </draw:text-box>
        </draw:frame>
        <draw:custom-shape draw:style-name="gr25" draw:text-style-name="P4" draw:layer="layout" svg:width="3.8cm" svg:height="1.3cm" svg:x="24.8cm" svg:y="24.9cm">
          <text:p/>
          <draw:enhanced-geometry svg:viewBox="0 0 21600 21600" draw:type="rectangle" draw:enhanced-path="M 0 0 L 21600 0 21600 21600 0 21600 0 0 Z N"/>
        </draw:custom-shape>
        <draw:frame draw:style-name="gr26" draw:text-style-name="P10" draw:layer="layout" svg:width="3.774cm" svg:height="1.165cm" svg:x="24.926cm" svg:y="24.967cm">
          <draw:text-box>
            <text:p><text:span text:style-name="T2">返回主界面</text:span></text:p>
          </draw:text-box>
        </draw:frame>
        <draw:custom-shape draw:style-name="gr27" draw:text-style-name="P1" draw:layer="layout" svg:width="14.6cm" svg:height="21.4cm" svg:x="31.7cm" svg:y="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7.275cm" svg:height="1.466cm" svg:x="35.525cm" svg:y="2.734cm">
          <draw:text-box>
            <text:p><text:span text:style-name="T1">静平衡仪校准界面</text:span></text:p>
          </draw:text-box>
        </draw:frame>
        <draw:frame draw:style-name="gr28" draw:text-style-name="P3" draw:layer="layout" svg:width="4.947cm" svg:height="1.165cm" svg:x="32.125cm" svg:y="13.134cm">
          <draw:text-box>
            <text:p><text:span text:style-name="T2">标准砂轮情况：</text:span></text:p>
          </draw:text-box>
        </draw:frame>
        <draw:frame draw:style-name="gr29" draw:text-style-name="P3" draw:layer="layout" svg:width="5.811cm" svg:height="1.165cm" svg:x="34.026cm" svg:y="14.435cm">
          <draw:text-box>
            <text:p><text:span text:style-name="T2">标准砂轮重量</text:span><text:span text:style-name="T2">(w):</text:span></text:p>
          </draw:text-box>
        </draw:frame>
        <draw:custom-shape draw:style-name="gr5" draw:text-style-name="P1" draw:layer="layout" svg:width="3.2cm" svg:height="1.2cm" svg:x="40.1cm" svg:y="14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3" draw:layer="layout" svg:width="5.781cm" svg:height="1.165cm" svg:x="34.051cm" svg:y="16.361cm">
          <draw:text-box>
            <text:p><text:span text:style-name="T2">标 <text:s/>准 平 衡 值</text:span><text:span text:style-name="T2">(g):</text:span></text:p>
          </draw:text-box>
        </draw:frame>
        <draw:custom-shape draw:style-name="gr5" draw:text-style-name="P1" draw:layer="layout" svg:width="3.2cm" svg:height="1.2cm" svg:x="40.125cm" svg:y="16.3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3" draw:layer="layout" svg:width="6.043cm" svg:height="1.165cm" svg:x="34.051cm" svg:y="18.361cm">
          <draw:text-box>
            <text:p><text:span text:style-name="T2">标 <text:s/>准 重 点 角 <text:s/>度：</text:span></text:p>
          </draw:text-box>
        </draw:frame>
        <draw:custom-shape draw:style-name="gr5" draw:text-style-name="P1" draw:layer="layout" svg:width="3.2cm" svg:height="1.2cm" svg:x="40.125cm" svg:y="18.3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5" draw:layer="layout" svg:width="7.3cm" svg:height="7.3cm" svg:x="35.3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5.999cm" svg:height="5.9cm" svg:x="36.001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4.4cm" svg:height="4.4cm" svg:x="36.8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draw:layer="layout" svg:width="3cm" svg:height="3cm" svg:x="37.5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5" draw:layer="layout" svg:width="1.8cm" svg:height="1.7cm" svg:x="38.1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6" draw:layer="layout" svg:x1="39cm" svg:y1="5cm" svg:x2="39cm" svg:y2="12.3cm">
          <text:p/>
        </draw:line>
        <draw:line draw:style-name="gr16" draw:text-style-name="P6" draw:layer="layout" svg:x1="35.3cm" svg:y1="8.7cm" svg:x2="42.5cm" svg:y2="8.7cm">
          <text:p/>
        </draw:line>
        <draw:line draw:style-name="gr16" draw:text-style-name="P6" draw:layer="layout" svg:x1="36.4cm" svg:y1="6.1cm" svg:x2="41.657cm" svg:y2="11.343cm">
          <text:p/>
        </draw:line>
        <draw:line draw:style-name="gr16" draw:text-style-name="P6" draw:layer="layout" svg:x1="41.537cm" svg:y1="6.118cm" svg:x2="36.4cm" svg:y2="11.4cm">
          <text:p/>
        </draw:line>
        <draw:frame draw:style-name="gr17" draw:text-style-name="P7" draw:layer="layout" svg:width="1.052cm" svg:height="1.165cm" svg:x="38.6cm" svg:y="3.935cm">
          <draw:text-box>
            <text:p><text:span text:style-name="T3">0°</text:span></text:p>
          </draw:text-box>
        </draw:frame>
        <draw:frame draw:style-name="gr18" draw:text-style-name="P7" draw:layer="layout" svg:width="1.395cm" svg:height="1.165cm" svg:x="41.9cm" svg:y="5.036cm">
          <draw:text-box>
            <text:p><text:span text:style-name="T3">45°</text:span></text:p>
          </draw:text-box>
        </draw:frame>
        <draw:line draw:style-name="gr16" draw:text-style-name="P6" draw:layer="layout" svg:x1="40.373cm" svg:y1="5.353cm" svg:x2="37.566cm" svg:y2="12.165cm">
          <text:p/>
        </draw:line>
        <draw:line draw:style-name="gr16" draw:text-style-name="P6" draw:layer="layout" svg:x1="42.361cm" svg:y1="7.322cm" svg:x2="35.577cm" svg:y2="10.196cm">
          <text:p/>
        </draw:line>
        <draw:line draw:style-name="gr16" draw:text-style-name="P6" draw:layer="layout" svg:x1="35.571cm" svg:y1="7.329cm" svg:x2="42.3cm" svg:y2="10.1cm">
          <text:p/>
        </draw:line>
        <draw:line draw:style-name="gr16" draw:text-style-name="P6" draw:layer="layout" svg:x1="37.527cm" svg:y1="5.328cm" svg:x2="40.532cm" svg:y2="12.117cm">
          <text:p/>
        </draw:line>
        <draw:frame draw:style-name="gr18" draw:text-style-name="P7" draw:layer="layout" svg:width="1.395cm" svg:height="1.165cm" svg:x="42.501cm" svg:y="8.137cm">
          <draw:text-box>
            <text:p><text:span text:style-name="T3">90°</text:span></text:p>
          </draw:text-box>
        </draw:frame>
        <draw:frame draw:style-name="gr19" draw:text-style-name="P7" draw:layer="layout" svg:width="1.738cm" svg:height="1.165cm" svg:x="41.602cm" svg:y="11.038cm">
          <draw:text-box>
            <text:p><text:span text:style-name="T3">135°</text:span></text:p>
          </draw:text-box>
        </draw:frame>
        <draw:frame draw:style-name="gr19" draw:text-style-name="P7" draw:layer="layout" svg:width="1.738cm" svg:height="1.165cm" svg:x="38.302cm" svg:y="12.239cm">
          <draw:text-box>
            <text:p><text:span text:style-name="T3">180°</text:span></text:p>
          </draw:text-box>
        </draw:frame>
        <draw:frame draw:style-name="gr19" draw:text-style-name="P7" draw:layer="layout" svg:width="1.738cm" svg:height="1.165cm" svg:x="35.102cm" svg:y="11.34cm">
          <draw:text-box>
            <text:p><text:span text:style-name="T3">225°</text:span></text:p>
          </draw:text-box>
        </draw:frame>
        <draw:frame draw:style-name="gr19" draw:text-style-name="P7" draw:layer="layout" svg:width="1.738cm" svg:height="1.165cm" svg:x="33.702cm" svg:y="8.141cm">
          <draw:text-box>
            <text:p><text:span text:style-name="T3">270°</text:span></text:p>
          </draw:text-box>
        </draw:frame>
        <draw:frame draw:style-name="gr19" draw:text-style-name="P7" draw:layer="layout" svg:width="1.738cm" svg:height="1.165cm" svg:x="34.902cm" svg:y="5.342cm">
          <draw:text-box>
            <text:p><text:span text:style-name="T3">315°</text:span></text:p>
          </draw:text-box>
        </draw:frame>
        <draw:custom-shape draw:style-name="gr20" draw:text-style-name="P8" draw:layer="layout" svg:width="0.2cm" svg:height="0.2cm" svg:x="40.9cm" svg:y="8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4" draw:layer="layout" svg:width="3.8cm" svg:height="1.3cm" svg:x="37cm" svg:y="21.2cm">
          <text:p/>
          <draw:enhanced-geometry svg:viewBox="0 0 21600 21600" draw:type="rectangle" draw:enhanced-path="M 0 0 L 21600 0 21600 21600 0 21600 0 0 Z N"/>
        </draw:custom-shape>
        <draw:frame draw:style-name="gr26" draw:text-style-name="P10" draw:layer="layout" svg:width="3.774cm" svg:height="1.165cm" svg:x="37.126cm" svg:y="21.267cm">
          <draw:text-box>
            <text:p><text:span text:style-name="T2">返回主界面</text:span></text:p>
          </draw:text-box>
        </draw:frame>
        <draw:custom-shape draw:style-name="gr33" draw:text-style-name="P1" draw:layer="layout" svg:width="14.2cm" svg:height="18.5cm" svg:x="48.9cm" svg:y="2.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7.275cm" svg:height="1.466cm" svg:x="52.526cm" svg:y="2.634cm">
          <draw:text-box>
            <text:p><text:span text:style-name="T1">静平衡仪统计界面</text:span></text:p>
          </draw:text-box>
        </draw:frame>
        <draw:custom-shape draw:style-name="gr34" draw:text-style-name="P5" draw:layer="layout" svg:width="11.8cm" svg:height="10.8cm" svg:x="50cm" svg:y="6.1cm">
          <text:p/>
          <draw:enhanced-geometry svg:viewBox="0 0 21600 21600" draw:type="rectangle" draw:enhanced-path="M 0 0 L 21600 0 21600 21600 0 21600 0 0 Z N"/>
        </draw:custom-shape>
        <draw:frame draw:style-name="gr28" draw:text-style-name="P3" draw:layer="layout" svg:width="4.947cm" svg:height="1.165cm" svg:x="49.126cm" svg:y="4.535cm">
          <draw:text-box>
            <text:p><text:span text:style-name="T2">砂轮历史数据：</text:span></text:p>
          </draw:text-box>
        </draw:frame>
        <draw:custom-shape draw:style-name="gr35" draw:text-style-name="P11" draw:layer="layout" svg:width="0.7cm" svg:height="10.8cm" svg:x="61.1cm" svg:y="6.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2" draw:layer="layout" svg:width="0.7cm" svg:height="1.9cm" svg:x="61.1cm" svg:y="8.3cm">
          <text:p/>
          <draw:enhanced-geometry svg:viewBox="0 0 21600 21600" draw:type="rectangle" draw:enhanced-path="M 0 0 L 21600 0 21600 21600 0 21600 0 0 Z N"/>
        </draw:custom-shape>
        <draw:line draw:style-name="gr37" draw:text-style-name="P13" draw:layer="layout" svg:x1="61.3cm" svg:y1="9.1cm" svg:x2="61.7cm" svg:y2="9.1cm">
          <text:p/>
        </draw:line>
        <draw:line draw:style-name="gr37" draw:text-style-name="P13" draw:layer="layout" svg:x1="61.3cm" svg:y1="9.3cm" svg:x2="61.7cm" svg:y2="9.3cm">
          <text:p/>
        </draw:line>
        <draw:line draw:style-name="gr37" draw:text-style-name="P13" draw:layer="layout" svg:x1="61.3cm" svg:y1="9.5cm" svg:x2="61.7cm" svg:y2="9.5cm">
          <text:p/>
        </draw:line>
        <draw:custom-shape draw:style-name="gr38" draw:text-style-name="P12" draw:layer="layout" svg:width="0.7cm" svg:height="0.6cm" svg:x="61.1cm" svg:y="6.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cm" svg:height="0.3cm" draw:transform="rotate (3.13042254637703) translate (61.692cm 6.503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12" draw:layer="layout" svg:width="0.7cm" svg:height="0.6cm" svg:x="61.1cm" svg:y="16.3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cm" svg:height="0.296cm" draw:transform="rotate (-0.0411897703470665) translate (61.205cm 16.386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5" draw:text-style-name="P4" draw:layer="layout" svg:width="3.8cm" svg:height="1.3cm" svg:x="54.1cm" svg:y="18.2cm">
          <text:p/>
          <draw:enhanced-geometry svg:viewBox="0 0 21600 21600" draw:type="rectangle" draw:enhanced-path="M 0 0 L 21600 0 21600 21600 0 21600 0 0 Z N"/>
        </draw:custom-shape>
        <draw:frame draw:style-name="gr26" draw:text-style-name="P10" draw:layer="layout" svg:width="3.774cm" svg:height="1.165cm" svg:x="54.226cm" svg:y="18.267cm">
          <draw:text-box>
            <text:p><text:span text:style-name="T2">返回主界面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erif CJK JP Black" svg:font-family="'Noto Serif CJK JP Black'" style:font-family-generic="roman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5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4T09:57:40.787062704</meta:creation-date>
    <dc:date>2020-02-08T13:51:13.728862549</dc:date>
    <meta:editing-duration>PT19H55M32S</meta:editing-duration>
    <meta:editing-cycles>9</meta:editing-cycles>
    <meta:generator>LibreOffice/6.0.7.3$Linux_X86_64 LibreOffice_project/00m0$Build-3</meta:generator>
    <meta:document-statistic meta:object-count="96"/>
  </office:meta>
</office:document-meta>
</file>